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uración de Servidor</text:p>
      <text:p text:style-name="P3"/>
      <text:p text:style-name="P2">Para poner tener acceso al servidor este se encontrara configurado para su disponibilidad en los siguientes parámetros.</text:p>
      <text:p text:style-name="P2"/>
      <text:p text:style-name="P2">Puerto : 8095</text:p>
      <text:p text:style-name="P2"/>
      <text:p text:style-name="P2">IP publica: </text:p>
      <text:p text:style-name="P2"/>
      <text:p text:style-name="P2">Dando con ello el acceso al sistema de tickets con la siguiente ruta que debe de ser insertada en el campo de navegación :</text:p>
      <text:p text:style-name="P2"/>
      <text:p text:style-name="P2">192.168. . :8095/tick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03:16</meta:creation-date>
    <dc:date>2015-03-31T12:40:28</dc:date>
    <meta:editing-duration>PT18M10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6" meta:word-count="52" meta:character-count="315" meta:non-whitespace-character-count="268"/>
  </office:meta>
</office:document-meta>
</file>